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 style:list-style-name="L1">
      <style:paragraph-properties fo:margin-top="0cm" fo:margin-bottom="0.499cm" loext:contextual-spacing="false"/>
    </style:style>
    <style:style style:name="P3" style:family="paragraph" style:parent-style-name="Preformatted_20_Text" style:list-style-name="L2">
      <style:paragraph-properties fo:margin-top="0cm" fo:margin-bottom="0.499cm" loext:contextual-spacing="false"/>
    </style:style>
    <style:style style:name="P4" style:family="paragraph" style:parent-style-name="Preformatted_20_Text" style:list-style-name="L3">
      <style:paragraph-properties fo:margin-top="0cm" fo:margin-bottom="0.499cm" loext:contextual-spacing="false"/>
    </style:style>
    <style:style style:name="P5" style:family="paragraph" style:parent-style-name="Preformatted_20_Text" style:list-style-name="L4">
      <style:paragraph-properties fo:margin-top="0cm" fo:margin-bottom="0.499cm" loext:contextual-spacing="false"/>
    </style:style>
    <style:style style:name="P6" style:family="paragraph" style:parent-style-name="Preformatted_20_Text" style:list-style-name="L5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va Questions &amp; Answers – Inheritance – 1 </text:h>
      <text:p text:style-name="Text_20_body">This section of our 1000+ Java MCQs focuses on Inheritance of Java Programming Language.</text:p>
      <text:p text:style-name="Text_20_body">1. Which of these keyword must be used to inherit a class?<text:line-break/>a) super<text:line-break/>b) this<text:line-break/>c) extent<text:line-break/>d) extends<text:line-break/><text:bookmark text:name="id9334"/>View Answer</text:p>
      <text:section text:style-name="Sect1" text:name="target-id9334">
        <text:p text:style-name="Text_20_body">Answer: d<text:line-break/>Explanation: None.<text:line-break/></text:p>
      </text:section>
      <text:p text:style-name="Text_20_body">2. Which of these keywords is used to refer to member of base class from a sub class?<text:line-break/>a) upper<text:line-break/>b) super<text:line-break/>c) this<text:line-break/>d) none of the mentioned<text:line-break/><text:bookmark text:name="id4300"/>View Answer</text:p>
      <text:section text:style-name="Sect1" text:name="target-id4300">
        <text:p text:style-name="Text_20_body">Answer: b<text:line-break/>Explanation: Whenever a subclass needs to refer to its immediate superclass, it can do so by use of the keyword super.<text:line-break/></text:p>
      </text:section>
      <text:p text:style-name="Text_20_body">3. A class member declared protected becomes member of subclass of which type?<text:line-break/>a) public member<text:line-break/>b) private member<text:line-break/>c) protected member<text:line-break/>d) static member<text:line-break/><text:bookmark text:name="id1733"/>View Answer</text:p>
      <text:section text:style-name="Sect1" text:name="target-id1733">
        <text:p text:style-name="Text_20_body">Answer: b<text:line-break/>Explanation: A class member declared protected becomes private member of subclass.<text:line-break/></text:p>
      </text:section>
      <text:p text:style-name="Text_20_body">4. Which of these is correct way of inheriting class A by class B?<text:line-break/>a) class B + class A {}<text:line-break/>b) class B inherits class A {}<text:line-break/>c) class B extends A {}<text:line-break/>d) class B extends class A {}<text:line-break/><text:bookmark text:name="id3440"/>View Answer</text:p>
      <text:section text:style-name="Sect1" text:name="target-id3440">
        <text:p text:style-name="Text_20_body">Answer: c<text:line-break/>Explanation: None.<text:line-break/></text:p>
      </text:section>
      <text:p text:style-name="Text_20_body"><text:soft-page-break/>5. Which two classes use the Shape class correctly?</text:p>
      <text:p text:style-name="Preformatted_20_Text">A. public class Circle implements Shape </text:p>
      <text:p text:style-name="Preformatted_20_Text"><text:s text:c="3"/>{</text:p>
      <text:p text:style-name="Preformatted_20_Text"><text:s text:c="4"/>private int radius;</text:p>
      <text:p text:style-name="Preformatted_20_Text"><text:s text:c="3"/>}</text:p>
      <text:p text:style-name="Preformatted_20_Text">B. public abstract class Circle extends Shape </text:p>
      <text:p text:style-name="Preformatted_20_Text"><text:s text:c="3"/>{</text:p>
      <text:p text:style-name="Preformatted_20_Text"><text:s text:c="4"/>private int radius;</text:p>
      <text:p text:style-name="Preformatted_20_Text"><text:s text:c="3"/>}</text:p>
      <text:p text:style-name="Preformatted_20_Text">C. public class Circle extends Shape </text:p>
      <text:p text:style-name="Preformatted_20_Text"><text:s text:c="3"/>{</text:p>
      <text:p text:style-name="Preformatted_20_Text"><text:s text:c="3"/>private int radius;</text:p>
      <text:p text:style-name="Preformatted_20_Text"><text:s text:c="3"/>public void draw();</text:p>
      <text:p text:style-name="Preformatted_20_Text"><text:s text:c="3"/>}</text:p>
      <text:p text:style-name="Preformatted_20_Text">D. public abstract class Circle implements Shape </text:p>
      <text:p text:style-name="Preformatted_20_Text"><text:s text:c="3"/>{</text:p>
      <text:p text:style-name="Preformatted_20_Text"><text:s text:c="4"/>private int radius;</text:p>
      <text:p text:style-name="Preformatted_20_Text"><text:s text:c="4"/>public void draw();</text:p>
      <text:p text:style-name="Preformatted_20_Text"><text:s text:c="3"/>}</text:p>
      <text:p text:style-name="Preformatted_20_Text">E. public class Circle extends Shape </text:p>
      <text:p text:style-name="Preformatted_20_Text"><text:s text:c="3"/>{</text:p>
      <text:p text:style-name="Preformatted_20_Text"><text:s text:c="4"/>private int radius;</text:p>
      <text:p text:style-name="Preformatted_20_Text"><text:s text:c="4"/>public void draw()</text:p>
      <text:p text:style-name="Preformatted_20_Text"><text:s text:c="4"/>{</text:p>
      <text:p text:style-name="Preformatted_20_Text"><text:s text:c="5"/>/* code here */</text:p>
      <text:p text:style-name="Preformatted_20_Text"><text:s text:c="4"/>}</text:p>
      <text:p text:style-name="Preformatted_20_Text"><text:s text:c="3"/>}</text:p>
      <text:p text:style-name="Preformatted_20_Text">F. public abstract class Circle implements Shape </text:p>
      <text:p text:style-name="Preformatted_20_Text"><text:s text:c="3"/>{</text:p>
      <text:p text:style-name="Preformatted_20_Text"><text:s text:c="5"/>private int radius;</text:p>
      <text:p text:style-name="Preformatted_20_Text"><text:s text:c="5"/>public void draw() </text:p>
      <text:p text:style-name="Preformatted_20_Text"><text:s text:c="5"/>{ </text:p>
      <text:p text:style-name="Preformatted_20_Text"><text:s text:c="6"/>/* code here */ </text:p>
      <text:p text:style-name="Preformatted_20_Text"><text:s text:c="5"/>}</text:p>
      <text:p text:style-name="P1"><text:s text:c="3"/>}</text:p>
      <text:p text:style-name="Text_20_body">a) B,E<text:line-break/>b) A,C<text:line-break/>c) C,E<text:line-break/>d) T,H<text:line-break/><text:bookmark text:name="id9202"/>View Answer</text:p>
      <text:section text:style-name="Sect1" text:name="target-id9202">
        <text:p text:style-name="Text_20_body">Answer: a<text:line-break/>Explanation: If one is extending any class, then they should use extends keyword not implements.<text:line-break/></text:p>
      </text:section>
      <text:p text:style-name="Text_20_body">6. What is the output of this program?</text:p>
      <text:list xml:id="list3133369404892584334" text:style-name="L1">
        <text:list-item>
          <text:p text:style-name="P2"><text:s text:c="4"/>class A </text:p>
        </text:list-item>
        <text:list-item>
          <text:p text:style-name="P2"><text:s text:c="4"/>{</text:p>
        </text:list-item>
        <text:list-item>
          <text:p text:style-name="P2"><text:s text:c="8"/>int i;</text:p>
        </text:list-item>
        <text:list-item>
          <text:p text:style-name="P2"><text:s text:c="8"/>void display() </text:p>
        </text:list-item>
        <text:list-item>
          <text:p text:style-name="P2"><text:s text:c="8"/>{</text:p>
        </text:list-item>
        <text:list-item>
          <text:p text:style-name="P2"><text:soft-page-break/><text:s text:c="12"/>System.out.println(i);</text:p>
        </text:list-item>
        <text:list-item>
          <text:p text:style-name="P2"><text:s text:c="8"/>}</text:p>
        </text:list-item>
        <text:list-item>
          <text:p text:style-name="P2"><text:s text:c="4"/>} <text:s text:c="3"/></text:p>
        </text:list-item>
        <text:list-item>
          <text:p text:style-name="P2"><text:s text:c="4"/>class B extends A </text:p>
        </text:list-item>
        <text:list-item>
          <text:p text:style-name="P2"><text:s text:c="4"/>{</text:p>
        </text:list-item>
        <text:list-item>
          <text:p text:style-name="P2"><text:s text:c="8"/>int j;</text:p>
        </text:list-item>
        <text:list-item>
          <text:p text:style-name="P2"><text:s text:c="8"/>void display() </text:p>
        </text:list-item>
        <text:list-item>
          <text:p text:style-name="P2"><text:s text:c="8"/>{</text:p>
        </text:list-item>
        <text:list-item>
          <text:p text:style-name="P2"><text:s text:c="12"/>System.out.println(j);</text:p>
        </text:list-item>
        <text:list-item>
          <text:p text:style-name="P2"><text:s text:c="8"/>}</text:p>
        </text:list-item>
        <text:list-item>
          <text:p text:style-name="P2"><text:s text:c="4"/>} <text:s text:c="3"/></text:p>
        </text:list-item>
        <text:list-item>
          <text:p text:style-name="P2"><text:s text:c="4"/>class inheritance_demo </text:p>
        </text:list-item>
        <text:list-item>
          <text:p text:style-name="P2"><text:s text:c="4"/>{</text:p>
        </text:list-item>
        <text:list-item>
          <text:p text:style-name="P2"><text:s text:c="8"/>public static void main(String args[])</text:p>
        </text:list-item>
        <text:list-item>
          <text:p text:style-name="P2"><text:s text:c="8"/>{</text:p>
        </text:list-item>
        <text:list-item>
          <text:p text:style-name="P2"><text:s text:c="12"/>B obj = new B();</text:p>
        </text:list-item>
        <text:list-item>
          <text:p text:style-name="P2"><text:s text:c="12"/>obj.i=1;</text:p>
        </text:list-item>
        <text:list-item>
          <text:p text:style-name="P2"><text:s text:c="12"/>obj.j=2; <text:s text:c="2"/></text:p>
        </text:list-item>
        <text:list-item>
          <text:p text:style-name="P2"><text:s text:c="12"/>obj.display(); <text:s text:c="4"/></text:p>
        </text:list-item>
        <text:list-item>
          <text:p text:style-name="P2"><text:s text:c="8"/>}</text:p>
        </text:list-item>
        <text:list-item>
          <text:p text:style-name="P2"><text:s text:c="3"/>}</text:p>
        </text:list-item>
      </text:list>
      <text:p text:style-name="Text_20_body">a) 0<text:line-break/>b) 1<text:line-break/>c) 2<text:line-break/>d) Compilation Error<text:line-break/><text:bookmark text:name="id3701"/>View Answer</text:p>
      <text:section text:style-name="Sect1" text:name="target-id3701">
        <text:p text:style-name="Text_20_body">Answer: c<text:line-break/>Explanation: Class A &amp; class B both contain display() method, class B inherits class A, when display() method is called by object of class B, display() method of class B is executed rather than that of Class A.<text:line-break/>output:<text:line-break/>$ javac inheritance_demo.java<text:line-break/><text:soft-page-break/>$ java inheritance_demo<text:line-break/>2<text:line-break/></text:p>
      </text:section>
      <text:p text:style-name="Text_20_body">7. What is the output of this program?</text:p>
      <text:list xml:id="list9191908199700235421" text:style-name="L2">
        <text:list-item>
          <text:p text:style-name="P3"><text:s text:c="4"/>class A </text:p>
        </text:list-item>
        <text:list-item>
          <text:p text:style-name="P3"><text:s text:c="4"/>{</text:p>
        </text:list-item>
        <text:list-item>
          <text:p text:style-name="P3"><text:s text:c="8"/>int i;</text:p>
        </text:list-item>
        <text:list-item>
          <text:p text:style-name="P3"><text:s text:c="4"/>} <text:s text:c="3"/></text:p>
        </text:list-item>
        <text:list-item>
          <text:p text:style-name="P3"><text:s text:c="4"/>class B extends A </text:p>
        </text:list-item>
        <text:list-item>
          <text:p text:style-name="P3"><text:s text:c="4"/>{</text:p>
        </text:list-item>
        <text:list-item>
          <text:p text:style-name="P3"><text:s text:c="8"/>int j;</text:p>
        </text:list-item>
        <text:list-item>
          <text:p text:style-name="P3"><text:s text:c="8"/>void display() </text:p>
        </text:list-item>
        <text:list-item>
          <text:p text:style-name="P3"><text:s text:c="8"/>{</text:p>
        </text:list-item>
        <text:list-item>
          <text:p text:style-name="P3"><text:s text:c="12"/>super.i = j + 1;</text:p>
        </text:list-item>
        <text:list-item>
          <text:p text:style-name="P3"><text:s text:c="12"/>System.out.println(j + " " + i);</text:p>
        </text:list-item>
        <text:list-item>
          <text:p text:style-name="P3"><text:s text:c="8"/>}</text:p>
        </text:list-item>
        <text:list-item>
          <text:p text:style-name="P3"><text:s text:c="4"/>} <text:s text:c="3"/></text:p>
        </text:list-item>
        <text:list-item>
          <text:p text:style-name="P3"><text:s text:c="4"/>class inheritance </text:p>
        </text:list-item>
        <text:list-item>
          <text:p text:style-name="P3"><text:s text:c="4"/>{</text:p>
        </text:list-item>
        <text:list-item>
          <text:p text:style-name="P3"><text:s text:c="8"/>public static void main(String args[])</text:p>
        </text:list-item>
        <text:list-item>
          <text:p text:style-name="P3"><text:s text:c="8"/>{</text:p>
        </text:list-item>
        <text:list-item>
          <text:p text:style-name="P3"><text:s text:c="12"/>B obj = new B();</text:p>
        </text:list-item>
        <text:list-item>
          <text:p text:style-name="P3"><text:s text:c="12"/>obj.i=1;</text:p>
        </text:list-item>
        <text:list-item>
          <text:p text:style-name="P3"><text:s text:c="12"/>obj.j=2; <text:s text:c="2"/></text:p>
        </text:list-item>
        <text:list-item>
          <text:p text:style-name="P3"><text:s text:c="12"/>obj.display(); <text:s text:c="4"/></text:p>
        </text:list-item>
        <text:list-item>
          <text:p text:style-name="P3"><text:s text:c="8"/>}</text:p>
        </text:list-item>
        <text:list-item>
          <text:p text:style-name="P3"><text:s text:c="3"/>}</text:p>
        </text:list-item>
      </text:list>
      <text:p text:style-name="Text_20_body">a) 2 2<text:line-break/>b) 3 3<text:line-break/>c) 2 3<text:line-break/><text:soft-page-break/>d) 3 2<text:line-break/><text:bookmark text:name="id9306"/>View Answer</text:p>
      <text:section text:style-name="Sect1" text:name="target-id9306">
        <text:p text:style-name="Text_20_body">Answer: c<text:line-break/>Explanation: None<text:line-break/>output:<text:line-break/>$ javac inheritance.java<text:line-break/>$ java inheritance<text:line-break/>2 3<text:line-break/></text:p>
      </text:section>
      <text:p text:style-name="Text_20_body">8. What is the output of this program?</text:p>
      <text:list xml:id="list9216220554255224105" text:style-name="L3">
        <text:list-item>
          <text:p text:style-name="P4"><text:s text:c="4"/>class A </text:p>
        </text:list-item>
        <text:list-item>
          <text:p text:style-name="P4"><text:s text:c="4"/>{</text:p>
        </text:list-item>
        <text:list-item>
          <text:p text:style-name="P4"><text:s text:c="8"/>public int i;</text:p>
        </text:list-item>
        <text:list-item>
          <text:p text:style-name="P4"><text:s text:c="8"/>private int j;</text:p>
        </text:list-item>
        <text:list-item>
          <text:p text:style-name="P4"><text:s text:c="4"/>} <text:s text:c="3"/></text:p>
        </text:list-item>
        <text:list-item>
          <text:p text:style-name="P4"><text:s text:c="4"/>class B extends A </text:p>
        </text:list-item>
        <text:list-item>
          <text:p text:style-name="P4"><text:s text:c="4"/>{</text:p>
        </text:list-item>
        <text:list-item>
          <text:p text:style-name="P4"><text:s text:c="8"/>void display() </text:p>
        </text:list-item>
        <text:list-item>
          <text:p text:style-name="P4"><text:s text:c="8"/>{</text:p>
        </text:list-item>
        <text:list-item>
          <text:p text:style-name="P4"><text:s text:c="12"/>super.j = super.i + 1;</text:p>
        </text:list-item>
        <text:list-item>
          <text:p text:style-name="P4"><text:s text:c="12"/>System.out.println(super.i + " " + super.j);</text:p>
        </text:list-item>
        <text:list-item>
          <text:p text:style-name="P4"><text:s text:c="8"/>}</text:p>
        </text:list-item>
        <text:list-item>
          <text:p text:style-name="P4"><text:s text:c="4"/>} <text:s text:c="3"/></text:p>
        </text:list-item>
        <text:list-item>
          <text:p text:style-name="P4"><text:s text:c="4"/>class inheritance </text:p>
        </text:list-item>
        <text:list-item>
          <text:p text:style-name="P4"><text:s text:c="4"/>{</text:p>
        </text:list-item>
        <text:list-item>
          <text:p text:style-name="P4"><text:s text:c="8"/>public static void main(String args[])</text:p>
        </text:list-item>
        <text:list-item>
          <text:p text:style-name="P4"><text:s text:c="8"/>{</text:p>
        </text:list-item>
        <text:list-item>
          <text:p text:style-name="P4"><text:s text:c="12"/>B obj = new B();</text:p>
        </text:list-item>
        <text:list-item>
          <text:p text:style-name="P4"><text:s text:c="12"/>obj.i=1;</text:p>
        </text:list-item>
        <text:list-item>
          <text:p text:style-name="P4"><text:s text:c="12"/>obj.j=2; <text:s text:c="2"/></text:p>
        </text:list-item>
        <text:list-item>
          <text:p text:style-name="P4"><text:s text:c="12"/>obj.display(); <text:s text:c="4"/></text:p>
        </text:list-item>
        <text:list-item>
          <text:p text:style-name="P4"><text:soft-page-break/><text:s text:c="8"/>}</text:p>
        </text:list-item>
        <text:list-item>
          <text:p text:style-name="P4"><text:s text:c="3"/>}</text:p>
        </text:list-item>
      </text:list>
      <text:p text:style-name="Text_20_body">a) 2 2<text:line-break/>b) 3 3<text:line-break/>c) Runtime Error<text:line-break/>d) Compilation Error<text:line-break/><text:bookmark text:name="id2385"/>View Answer</text:p>
      <text:section text:style-name="Sect1" text:name="target-id2385">
        <text:p text:style-name="Text_20_body">Answer: d<text:line-break/>Explanation: Class contains a private member variable j, this cannot be inherited by subclass B and does not have access to it.<text:line-break/>output:<text:line-break/>$ javac inheritance.java<text:line-break/>Exception in thread “main” java.lang.Error: Unresolved compilation problem:<text:line-break/>The field A.j is not visible<text:line-break/></text:p>
      </text:section>
      <text:p text:style-name="Text_20_body">9. What is the output of this program?</text:p>
      <text:list xml:id="list2612957131299237996" text:style-name="L4">
        <text:list-item>
          <text:p text:style-name="P5"><text:s text:c="4"/>class A </text:p>
        </text:list-item>
        <text:list-item>
          <text:p text:style-name="P5"><text:s text:c="4"/>{</text:p>
        </text:list-item>
        <text:list-item>
          <text:p text:style-name="P5"><text:s text:c="8"/>public int i;</text:p>
        </text:list-item>
        <text:list-item>
          <text:p text:style-name="P5"><text:s text:c="8"/>public int j;</text:p>
        </text:list-item>
        <text:list-item>
          <text:p text:style-name="P5"><text:s text:c="8"/>A() </text:p>
        </text:list-item>
        <text:list-item>
          <text:p text:style-name="P5"><text:s text:c="8"/>{</text:p>
        </text:list-item>
        <text:list-item>
          <text:p text:style-name="P5"><text:s text:c="12"/>i = 1;</text:p>
        </text:list-item>
        <text:list-item>
          <text:p text:style-name="P5"><text:s text:c="12"/>j = 2;</text:p>
        </text:list-item>
        <text:list-item>
          <text:p text:style-name="P5"><text:s text:c="8"/>}</text:p>
        </text:list-item>
        <text:list-item>
          <text:p text:style-name="P5"><text:s text:c="4"/>} <text:s text:c="3"/></text:p>
        </text:list-item>
        <text:list-item>
          <text:p text:style-name="P5"><text:s text:c="4"/>class B extends A </text:p>
        </text:list-item>
        <text:list-item>
          <text:p text:style-name="P5"><text:s text:c="4"/>{</text:p>
        </text:list-item>
        <text:list-item>
          <text:p text:style-name="P5"><text:s text:c="8"/>int a;</text:p>
        </text:list-item>
        <text:list-item>
          <text:p text:style-name="P5"><text:s text:c="8"/>B() </text:p>
        </text:list-item>
        <text:list-item>
          <text:p text:style-name="P5"><text:s text:c="8"/>{</text:p>
        </text:list-item>
        <text:list-item>
          <text:p text:style-name="P5"><text:s text:c="12"/>super();</text:p>
        </text:list-item>
        <text:list-item>
          <text:p text:style-name="P5"><text:s text:c="8"/>} </text:p>
        </text:list-item>
        <text:list-item>
          <text:p text:style-name="P5"><text:soft-page-break/><text:s text:c="4"/>} <text:s text:c="3"/></text:p>
        </text:list-item>
        <text:list-item>
          <text:p text:style-name="P5"><text:s text:c="4"/>class super_use </text:p>
        </text:list-item>
        <text:list-item>
          <text:p text:style-name="P5"><text:s text:c="4"/>{</text:p>
        </text:list-item>
        <text:list-item>
          <text:p text:style-name="P5"><text:s text:c="8"/>public static void main(String args[])</text:p>
        </text:list-item>
        <text:list-item>
          <text:p text:style-name="P5"><text:s text:c="8"/>{</text:p>
        </text:list-item>
        <text:list-item>
          <text:p text:style-name="P5"><text:s text:c="12"/>B obj = new B();</text:p>
        </text:list-item>
        <text:list-item>
          <text:p text:style-name="P5"><text:s text:c="12"/>System.out.println(obj.i + " " + obj.j) <text:s text:c="4"/></text:p>
        </text:list-item>
        <text:list-item>
          <text:p text:style-name="P5"><text:s text:c="8"/>}</text:p>
        </text:list-item>
        <text:list-item>
          <text:p text:style-name="P5"><text:s text:c="3"/>}</text:p>
        </text:list-item>
      </text:list>
      <text:p text:style-name="Text_20_body">a) 1 2<text:line-break/>b) 2 1<text:line-break/>c) Runtime Error<text:line-break/>d) Compilation Error<text:line-break/><text:bookmark text:name="id5223"/>View Answer</text:p>
      <text:section text:style-name="Sect1" text:name="target-id5223">
        <text:p text:style-name="Text_20_body">Answer: a<text:line-break/>Explanation: Keyword super is used to call constructor of class A by constructor of class B. Constructor of a initializes i &amp; j to 1 &amp; 2 respectively.<text:line-break/>output:<text:line-break/>$ javac super_use.java<text:line-break/>$ java super_use<text:line-break/>1 2<text:line-break/></text:p>
      </text:section>
      <text:p text:style-name="Text_20_body">10. What is the output of this program?</text:p>
      <text:list xml:id="list7563718995135063891" text:style-name="L5">
        <text:list-item>
          <text:p text:style-name="P6"><text:s text:c="4"/>class A </text:p>
        </text:list-item>
        <text:list-item>
          <text:p text:style-name="P6"><text:s text:c="4"/>{</text:p>
        </text:list-item>
        <text:list-item>
          <text:p text:style-name="P6"><text:s text:c="8"/>public int i;</text:p>
        </text:list-item>
        <text:list-item>
          <text:p text:style-name="P6"><text:s text:c="8"/>protected int j;</text:p>
        </text:list-item>
        <text:list-item>
          <text:p text:style-name="P6"><text:s text:c="4"/>} <text:s text:c="3"/></text:p>
        </text:list-item>
        <text:list-item>
          <text:p text:style-name="P6"><text:s text:c="4"/>class B extends A </text:p>
        </text:list-item>
        <text:list-item>
          <text:p text:style-name="P6"><text:s text:c="4"/>{</text:p>
        </text:list-item>
        <text:list-item>
          <text:p text:style-name="P6"><text:s text:c="8"/>int j;</text:p>
        </text:list-item>
        <text:list-item>
          <text:p text:style-name="P6"><text:s text:c="8"/>void display() </text:p>
        </text:list-item>
        <text:list-item>
          <text:p text:style-name="P6"><text:s text:c="8"/>{</text:p>
        </text:list-item>
        <text:list-item>
          <text:p text:style-name="P6"><text:soft-page-break/><text:s text:c="12"/>super.j = 3;</text:p>
        </text:list-item>
        <text:list-item>
          <text:p text:style-name="P6"><text:s text:c="12"/>System.out.println(i + " " + j);</text:p>
        </text:list-item>
        <text:list-item>
          <text:p text:style-name="P6"><text:s text:c="8"/>}</text:p>
        </text:list-item>
        <text:list-item>
          <text:p text:style-name="P6"><text:s text:c="4"/>} <text:s text:c="3"/></text:p>
        </text:list-item>
        <text:list-item>
          <text:p text:style-name="P6"><text:s text:c="4"/>class Output </text:p>
        </text:list-item>
        <text:list-item>
          <text:p text:style-name="P6"><text:s text:c="4"/>{</text:p>
        </text:list-item>
        <text:list-item>
          <text:p text:style-name="P6"><text:s text:c="8"/>public static void main(String args[])</text:p>
        </text:list-item>
        <text:list-item>
          <text:p text:style-name="P6"><text:s text:c="8"/>{</text:p>
        </text:list-item>
        <text:list-item>
          <text:p text:style-name="P6"><text:s text:c="12"/>B obj = new B();</text:p>
        </text:list-item>
        <text:list-item>
          <text:p text:style-name="P6"><text:s text:c="12"/>obj.i=1;</text:p>
        </text:list-item>
        <text:list-item>
          <text:p text:style-name="P6"><text:s text:c="12"/>obj.j=2; <text:s text:c="2"/></text:p>
        </text:list-item>
        <text:list-item>
          <text:p text:style-name="P6"><text:s text:c="12"/>obj.display(); <text:s text:c="4"/></text:p>
        </text:list-item>
        <text:list-item>
          <text:p text:style-name="P6"><text:s text:c="8"/>}</text:p>
        </text:list-item>
        <text:list-item>
          <text:p text:style-name="P6"><text:s text:c="3"/>}</text:p>
        </text:list-item>
      </text:list>
      <text:p text:style-name="Text_20_body">a) 1 2<text:line-break/>b) 2 1<text:line-break/>c) 1 3<text:line-break/>d) 3 1<text:line-break/><text:bookmark text:name="id2953"/>View Answer</text:p>
      <text:section text:style-name="Sect1" text:name="target-id2953">
        <text:p text:style-name="Text_20_body">Answer: a<text:line-break/>Explanation: Both class A &amp; B have member with same name that is j, member of class B will be called by default if no specifier is used. I contains 1 &amp; j contains 2, printing 1 2.<text:line-break/>output:<text:line-break/>$ javac Output.java<text:line-break/>$ java Output<text:line-break/>1 2</text:p>
      </text:section>
      <text:h text:style-name="Heading_20_1" text:outline-level="1">Java Questions &amp; Answers – Inheritance – 2 </text:h>
      <text:p text:style-name="Text_20_body">This set of Java Interview Questions and Answers for freshers focuses on “Inheritance – 2”.</text:p>
      <text:p text:style-name="Text_20_body">1. What is not type of inheritance?<text:line-break/>a) Single inheritance<text:line-break/>b) Double inheritance<text:line-break/>c) Hierarchical inheritance<text:line-break/><text:soft-page-break/>d) Multiple inheritance<text:line-break/><text:bookmark text:name="id940"/>View Answer</text:p>
      <text:section text:style-name="Sect1" text:name="target-id940">
        <text:p text:style-name="Text_20_body">Answer: b<text:line-break/>Explanation: Inheritance is way of acquiring attributes and methods of parent class. Java supports hierarchical inheritance directly.</text:p>
      </text:section>
      <text:p text:style-name="Text_20_body">2. Using which of the following, multiple inheritance in Java can be implemented?<text:line-break/>a) Interfaces<text:line-break/>b) Multithreading<text:line-break/>c) Protected methods<text:line-break/>d) Private methods<text:line-break/><text:bookmark text:name="id2474"/>View Answer</text:p>
      <text:section text:style-name="Sect1" text:name="target-id2474">
        <text:p text:style-name="Text_20_body">Answer: a<text:line-break/>Explanation: Multiple inheritance in java is implemented using interfaces. Multiple interfaces can be implemented by a class.</text:p>
      </text:section>
      <text:p text:style-name="Text_20_body">3. All classes in Java are inherited from which class?<text:line-break/>a) java.lang.class<text:line-break/>b) java.class.inherited<text:line-break/>c) java.class.object<text:line-break/>d) java.lang.Object<text:line-break/><text:bookmark text:name="id7997"/>View Answer</text:p>
      <text:section text:style-name="Sect1" text:name="target-id7997">
        <text:p text:style-name="Text_20_body">Answer: d<text:line-break/>Explanation: All classes in java are inherited from Object class. Interfaces are not inherited from Object Class.</text:p>
      </text:section>
      <text:p text:style-name="Text_20_body">4. In order to restrict a variable of a class from inheriting to sub class, how variable should be declared?<text:line-break/>a) Protected<text:line-break/>b) Private<text:line-break/>c) Public<text:line-break/>d) Static<text:line-break/><text:bookmark text:name="id3179"/>View Answer</text:p>
      <text:section text:style-name="Sect1" text:name="target-id3179">
        <text:p text:style-name="Text_20_body">Answer: b<text:line-break/>Explanation: By declaring variable private, the variable will not be available in inherited to sub class.</text:p>
      </text:section>
      <text:p text:style-name="Text_20_body">5. If super class and sub class have same variable name, which keyword should be used to use super class?<text:line-break/>a) super<text:line-break/>b) this<text:line-break/>c) upper<text:line-break/>d) classname<text:line-break/><text:bookmark text:name="id4943"/>View Answer</text:p>
      <text:section text:style-name="Sect1" text:name="target-id4943">
        <text:p text:style-name="Text_20_body"><text:soft-page-break/>Answer: a<text:line-break/>Explanation: Super keyword is used to access hidden super class variable in sub class.</text:p>
      </text:section>
      <text:p text:style-name="Text_20_body">6. Static members are not inherited to sub class.<text:line-break/>a) True<text:line-break/>b) False<text:line-break/><text:bookmark text:name="id7344"/>View Answer</text:p>
      <text:section text:style-name="Sect1" text:name="target-id7344">
        <text:p text:style-name="Text_20_body">Answer: b<text:line-break/>Explanation: Static members are also inherited to sub classes.</text:p>
      </text:section>
      <text:p text:style-name="Text_20_body">7. Which of the following is used for implementing inheritance through interface?<text:line-break/>a) inherited<text:line-break/>b) using<text:line-break/>c) extends<text:line-break/>d) implements<text:line-break/><text:bookmark text:name="id7448"/>View Answer</text:p>
      <text:section text:style-name="Sect1" text:name="target-id7448">
        <text:p text:style-name="Text_20_body">Answer: d<text:line-break/>Explanation: Interface is implemented using implements keyword. A concrete class must implement all the methods of an iterface, else it must be declared abstract.</text:p>
      </text:section>
      <text:p text:style-name="Text_20_body">8. Which of the following is used for implementing inheritance through class?<text:line-break/>a) inherited<text:line-break/>b) using<text:line-break/>c) extends<text:line-break/>d) implements<text:line-break/><text:bookmark text:name="id2350"/>View Answer</text:p>
      <text:section text:style-name="Sect1" text:name="target-id2350">
        <text:p text:style-name="Text_20_body">Answer: c<text:line-break/>Explanation: Class can be extended using extends keyword. One class can extend only one class. A final class cannot be extended.</text:p>
      </text:section>
      <text:p text:style-name="Text_20_body">9. What would be the result if class extends two interfaces and both have method with same name and signature?<text:line-break/>a) Runtime error<text:line-break/>b) Compile time error<text:line-break/>c) Code runs successfully<text:line-break/>d) First called method is executed successfully<text:line-break/><text:bookmark text:name="id4151"/>View Answer</text:p>
      <text:section text:style-name="Sect1" text:name="target-id4151">
        <text:p text:style-name="Text_20_body">Answer: b<text:line-break/>Explanation: In case of such conflict, compiler will not be able to link a method call due to ambiguity. It will throw compile time error.</text:p>
      </text:section>
      <text:p text:style-name="Text_20_body">10. Does Java support multiple level inheritance?<text:line-break/>a) True<text:line-break/>b) False<text:line-break/><text:bookmark text:name="id4391"/>View Answer</text:p>
      <text:section text:style-name="Sect1" text:name="target-id4391">
        <text:p text:style-name="Text_20_body"><text:soft-page-break/>Answer: a<text:line-break/>Explanation: Java supports multiple level inheritance through implementing multiple interfaces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03:27.930314268</meta:creation-date>
    <dc:date>2018-06-01T14:08:16.379878552</dc:date>
    <meta:editing-duration>PT4M48S</meta:editing-duration>
    <meta:editing-cycles>1</meta:editing-cycles>
    <meta:document-statistic meta:table-count="0" meta:image-count="0" meta:object-count="0" meta:page-count="11" meta:paragraph-count="206" meta:word-count="1428" meta:character-count="8604" meta:non-whitespace-character-count="6367"/>
    <meta:generator>LibreOffice/5.1.6.2$Linux_X86_64 LibreOffice_project/10m0$Build-2</meta:generator>
  </office:meta>
</office:document-meta>
</file>